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22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2.0154in"/>
    </style:style>
    <style:style style:name="co4" style:family="table-column">
      <style:table-column-properties fo:break-before="auto" style:column-width="1.95in"/>
    </style:style>
    <style:style style:name="co5" style:family="table-column">
      <style:table-column-properties fo:break-before="auto" style:column-width="1.7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083in"/>
    </style:style>
    <style:style style:name="co8" style:family="table-column">
      <style:table-column-properties fo:break-before="auto" style:column-width="1.3626in"/>
    </style:style>
    <style:style style:name="co9" style:family="table-column">
      <style:table-column-properties fo:break-before="auto" style:column-width="1.51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20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/>
          <table:table-cell table:style-name="ce1" office:value-type="string" calcext:value-type="string">
            <text:p>Component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 office:value-type="string" calcext:value-type="string">
            <text:p>Use Case</text:p>
          </table:table-cell>
          <table:table-cell table:style-name="ce4" office:value-type="string" calcext:value-type="string">
            <text:p>Public</text:p>
          </table:table-cell>
          <table:table-cell table:style-name="ce4" office:value-type="string" calcext:value-type="string">
            <text:p>Public To Internal</text:p>
          </table:table-cell>
          <table:table-cell table:style-name="ce4" office:value-type="string" calcext:value-type="string">
            <text:p>Internal</text:p>
          </table:table-cell>
          <table:table-cell table:style-name="ce4" office:value-type="string" calcext:value-type="string">
            <text:p>Internal To Confidental</text:p>
          </table:table-cell>
          <table:table-cell table:style-name="ce4" office:value-type="string" calcext:value-type="string">
            <text:p>Confidental</text:p>
          </table:table-cell>
          <table:table-cell table:style-name="ce4" office:value-type="string" calcext:value-type="string">
            <text:p>Earned Value Per 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pay-invoice</text:p>
          </table:table-cell>
          <table:table-cell table:number-columns-repeated="3" office:value-type="currency" office:currency="EUR" office:value="3000" calcext:value-type="currency">
            <text:p>€ 3,000.00</text:p>
          </table:table-cell>
          <table:table-cell table:number-columns-repeated="2"/>
          <table:table-cell office:value-type="currency" office:currency="EUR" office:value="3000" calcext:value-type="currency">
            <text:p>€ 3,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apply</text:p>
          </table:table-cell>
          <table:table-cell table:number-columns-repeated="3" office:value-type="currency" office:currency="EUR" office:value="2400" calcext:value-type="currency">
            <text:p>€ 2,400.00</text:p>
          </table:table-cell>
          <table:table-cell table:number-columns-repeated="2"/>
          <table:table-cell office:value-type="currency" office:currency="EUR" office:value="2400" calcext:value-type="currency">
            <text:p>€ 2,4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verify-cert</text:p>
          </table:table-cell>
          <table:table-cell table:number-columns-repeated="3" office:value-type="currency" office:currency="EUR" office:value="3000" calcext:value-type="currency">
            <text:p>€ 3,000.00</text:p>
          </table:table-cell>
          <table:table-cell table:number-columns-repeated="2"/>
          <table:table-cell office:value-type="currency" office:currency="EUR" office:value="3000" calcext:value-type="currency">
            <text:p>€ 3,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take-exam</text:p>
          </table:table-cell>
          <table:table-cell table:number-columns-repeated="6" office:value-type="currency" office:currency="EUR" office:value="80000" calcext:value-type="currency">
            <text:p>€ 80,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publish-exams</text:p>
          </table:table-cell>
          <table:table-cell table:number-columns-repeated="3" office:value-type="currency" office:currency="EUR" office:value="3000" calcext:value-type="currency">
            <text:p>€ 3,000.00</text:p>
          </table:table-cell>
          <table:table-cell table:number-columns-repeated="2"/>
          <table:table-cell office:value-type="currency" office:currency="EUR" office:value="3000" calcext:value-type="currency">
            <text:p>€ 3,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schedule-exam</text:p>
          </table:table-cell>
          <table:table-cell table:number-columns-repeated="3" office:value-type="currency" office:currency="EUR" office:value="3000" calcext:value-type="currency">
            <text:p>€ 3,000.00</text:p>
          </table:table-cell>
          <table:table-cell table:number-columns-repeated="2"/>
          <table:table-cell office:value-type="currency" office:currency="EUR" office:value="3000" calcext:value-type="currency">
            <text:p>€ 3,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reporting</text:p>
          </table:table-cell>
          <table:table-cell table:number-columns-repeated="6" office:value-type="currency" office:currency="EUR" office:value="3000" calcext:value-type="currency">
            <text:p>€ 3,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evaluate-exam</text:p>
          </table:table-cell>
          <table:table-cell table:number-columns-repeated="2"/>
          <table:table-cell table:number-columns-repeated="4" office:value-type="currency" office:currency="EUR" office:value="12000" calcext:value-type="currency">
            <text:p>€ 12,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update-questions</text:p>
          </table:table-cell>
          <table:table-cell table:number-columns-repeated="5" table:style-name="ce6" office:value-type="currency" office:currency="EUR" office:value="6000" calcext:value-type="currency">
            <text:p>€ 6,000.00</text:p>
          </table:table-cell>
          <table:table-cell office:value-type="currency" office:currency="EUR" office:value="6000" calcext:value-type="currency">
            <text:p>€ 6,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prepare-exam</text:p>
          </table:table-cell>
          <table:table-cell table:number-columns-repeated="2"/>
          <table:table-cell table:number-columns-repeated="3" table:style-name="ce6" office:value-type="currency" office:currency="EUR" office:value="80000" calcext:value-type="currency">
            <text:p>€ 80,000.00</text:p>
          </table:table-cell>
          <table:table-cell office:value-type="currency" office:currency="EUR" office:value="80000" calcext:value-type="currency">
            <text:p>€ 80,0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complaints</text:p>
          </table:table-cell>
          <table:table-cell table:number-columns-repeated="3" table:style-name="ce6" office:value-type="currency" office:currency="EUR" office:value="1500" calcext:value-type="currency">
            <text:p>€ 1,500.00</text:p>
          </table:table-cell>
          <table:table-cell table:number-columns-repeated="2"/>
          <table:table-cell office:value-type="currency" office:currency="EUR" office:value="1500" calcext:value-type="currency">
            <text:p>€ 1,5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manage-applicants</text:p>
          </table:table-cell>
          <table:table-cell table:number-columns-repeated="2"/>
          <table:table-cell table:style-name="ce6" office:value-type="currency" office:currency="EUR" office:value="1500" calcext:value-type="currency">
            <text:p>€ 1,500.00</text:p>
          </table:table-cell>
          <table:table-cell table:number-columns-repeated="2"/>
          <table:table-cell office:value-type="currency" office:currency="EUR" office:value="1500" calcext:value-type="currency">
            <text:p>€ 1,5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manage-certs</text:p>
          </table:table-cell>
          <table:table-cell table:number-columns-repeated="2"/>
          <table:table-cell table:style-name="ce6" office:value-type="currency" office:currency="EUR" office:value="1500" calcext:value-type="currency">
            <text:p>€ 1,500.00</text:p>
          </table:table-cell>
          <table:table-cell table:number-columns-repeated="2"/>
          <table:table-cell office:value-type="currency" office:currency="EUR" office:value="1500" calcext:value-type="currency">
            <text:p>€ 1,50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c-meta-information</text:p>
          </table:table-cell>
          <table:table-cell table:number-columns-repeated="3" table:style-name="ce6" office:value-type="currency" office:currency="EUR" office:value="1500" calcext:value-type="currency">
            <text:p>€ 1,500.00</text:p>
          </table:table-cell>
          <table:table-cell table:number-columns-repeated="2"/>
          <table:table-cell office:value-type="currency" office:currency="EUR" office:value="1500" calcext:value-type="currency">
            <text:p>€ 1,500.0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7" table:formula="of:=SUM([.B3:.B16])" office:value-type="currency" office:currency="EUR" office:value="106400" calcext:value-type="currency">
            <text:p>€ 106,400.00</text:p>
          </table:table-cell>
          <table:table-cell table:style-name="ce7" table:formula="of:=SUM([.C3:.C16])" office:value-type="currency" office:currency="EUR" office:value="106400" calcext:value-type="currency">
            <text:p>€ 106,400.00</text:p>
          </table:table-cell>
          <table:table-cell table:style-name="ce7" table:formula="of:=SUM([.D3:.D16])" office:value-type="currency" office:currency="EUR" office:value="201400" calcext:value-type="currency">
            <text:p>€ 201,400.00</text:p>
          </table:table-cell>
          <table:table-cell table:style-name="ce7" table:formula="of:=SUM([.E3:.E16])" office:value-type="currency" office:currency="EUR" office:value="181000" calcext:value-type="currency">
            <text:p>€ 181,000.00</text:p>
          </table:table-cell>
          <table:table-cell table:style-name="ce7" table:formula="of:=SUM([.F3:.F16])" office:value-type="currency" office:currency="EUR" office:value="181000" calcext:value-type="currency">
            <text:p>€ 181,000.00</text:p>
          </table:table-cell>
          <table:table-cell table:style-name="ce7" table:formula="of:=SUM([.G3:.G16])" office:value-type="currency" office:currency="EUR" office:value="201400" calcext:value-type="currency">
            <text:p>€ 201,400.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ailure Costs Per Month</text:p>
          </table:table-cell>
          <table:table-cell table:style-name="ce8" table:formula="of:=[.B17]*[.H25]" office:value-type="currency" office:currency="EUR" office:value="266" calcext:value-type="currency">
            <text:p>€ 266.00</text:p>
          </table:table-cell>
          <table:table-cell table:style-name="ce8" table:formula="of:=[.C17]*[.H26]" office:value-type="currency" office:currency="EUR" office:value="266" calcext:value-type="currency">
            <text:p>€ 266.00</text:p>
          </table:table-cell>
          <table:table-cell table:style-name="ce8" table:formula="of:=[.D17]*[.H27]" office:value-type="currency" office:currency="EUR" office:value="503.5" calcext:value-type="currency">
            <text:p>€ 503.50</text:p>
          </table:table-cell>
          <table:table-cell table:style-name="ce8" table:formula="of:=[.E17]*[.H28]" office:value-type="currency" office:currency="EUR" office:value="452.5" calcext:value-type="currency">
            <text:p>€ 452.50</text:p>
          </table:table-cell>
          <table:table-cell table:style-name="ce8" table:formula="of:=[.F17]*[.H29]" office:value-type="currency" office:currency="EUR" office:value="452.5" calcext:value-type="currency">
            <text:p>€ 452.50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Component Costs Per Month</text:p>
          </table:table-cell>
          <table:table-cell table:style-name="Default" table:formula="of:=[.I25]" office:value-type="float" office:value="330.666666666667" calcext:value-type="float">
            <text:p>330.6666666667</text:p>
          </table:table-cell>
          <table:table-cell table:style-name="Default" table:formula="of:=[.I26]" office:value-type="float" office:value="297.333333333333" calcext:value-type="float">
            <text:p>297.3333333333</text:p>
          </table:table-cell>
          <table:table-cell table:style-name="Default" table:formula="of:=[.I27]" office:value-type="float" office:value="330.666666666667" calcext:value-type="float">
            <text:p>330.6666666667</text:p>
          </table:table-cell>
          <table:table-cell table:style-name="Default" table:formula="of:=[.I28]" office:value-type="float" office:value="297.333333333333" calcext:value-type="float">
            <text:p>297.3333333333</text:p>
          </table:table-cell>
          <table:table-cell table:style-name="Default" table:formula="of:=[.I29]" office:value-type="float" office:value="330.666666666667" calcext:value-type="float">
            <text:p>330.6666666667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4" office:value-type="string" calcext:value-type="string">
            <text:p>Failure – Component Costs Per Month</text:p>
          </table:table-cell>
          <table:table-cell table:style-name="ce8" table:formula="of:=[.B18]-[.B19]+[.E25]" office:value-type="currency" office:currency="EUR" office:value="100.666666666667" calcext:value-type="currency">
            <text:p>€ 100.67</text:p>
          </table:table-cell>
          <table:table-cell table:style-name="ce8" table:formula="of:=[.C18]-[.C19]+[.E26]" office:value-type="currency" office:currency="EUR" office:value="117.333333333333" calcext:value-type="currency">
            <text:p>€ 117.33</text:p>
          </table:table-cell>
          <table:table-cell table:style-name="ce8" table:formula="of:=[.D18]-[.D19]+[.E27]" office:value-type="currency" office:currency="EUR" office:value="338.166666666667" calcext:value-type="currency">
            <text:p>€ 338.17</text:p>
          </table:table-cell>
          <table:table-cell table:style-name="ce8" table:formula="of:=[.E18]-[.E19]+[.E28]" office:value-type="currency" office:currency="EUR" office:value="303.833333333333" calcext:value-type="currency">
            <text:p>€ 303.83</text:p>
          </table:table-cell>
          <table:table-cell table:style-name="ce8" table:formula="of:=[.F18]-[.F19]+[.E29]" office:value-type="currency" office:currency="EUR" office:value="287.166666666667" calcext:value-type="currency">
            <text:p>€ 287.17</text:p>
          </table:table-cell>
          <table:table-cell table:style-name="Default"/>
          <table:table-cell table:number-columns-repeated="2"/>
        </table:table-row>
        <table:table-row table:style-name="ro2" table:number-rows-repeated="3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Default" office:value-type="string" calcext:value-type="string">
            <text:p>Component</text:p>
          </table:table-cell>
          <table:table-cell table:style-name="ce4" office:value-type="string" calcext:value-type="string">
            <text:p>Aquisition costs per 5 years</text:p>
          </table:table-cell>
          <table:table-cell table:style-name="ce4" office:value-type="string" calcext:value-type="string">
            <text:p>Maintenance Costs per Month</text:p>
          </table:table-cell>
          <table:table-cell table:style-name="ce4" office:value-type="string" calcext:value-type="string">
            <text:p>Operational Costs Per Month</text:p>
          </table:table-cell>
          <table:table-cell table:style-name="ce4" office:value-type="string" calcext:value-type="string">
            <text:p>Costs Per Month</text:p>
          </table:table-cell>
          <table:table-cell table:style-name="ce4" office:value-type="string" calcext:value-type="string">
            <text:p>Failure Rate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Total Failure Rate</text:p>
          </table:table-cell>
          <table:table-cell table:style-name="ce4" office:value-type="string" calcext:value-type="string">
            <text:p>Total Costs Per Month</text:p>
          </table:table-cell>
        </table:table-row>
        <table:table-row table:style-name="ro2">
          <table:table-cell office:value-type="string" calcext:value-type="string">
            <text:p>Public</text:p>
          </table:table-cell>
          <table:table-cell table:style-name="ce8" office:value-type="currency" office:currency="EUR" office:value="2000" calcext:value-type="currency">
            <text:p>€ 2,000.00</text:p>
          </table:table-cell>
          <table:table-cell table:style-name="ce8" office:value-type="currency" office:currency="EUR" office:value="100" calcext:value-type="currency">
            <text:p>€ 100.00</text:p>
          </table:table-cell>
          <table:table-cell table:style-name="ce8" office:value-type="currency" office:currency="EUR" office:value="32" calcext:value-type="currency">
            <text:p>€ 32.00</text:p>
          </table:table-cell>
          <table:table-cell table:style-name="ce8" table:formula="of:=[.B25]/(5*12) + SUM([.C25:.D25])" office:value-type="currency" office:currency="EUR" office:value="165.333333333333" calcext:value-type="currency">
            <text:p>€ 165.3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" calcext:value-type="float">
            <text:p>2</text:p>
          </table:table-cell>
          <table:table-cell table:formula="of:=POWER([.F25];[.G25])" office:value-type="float" office:value="0.0025" calcext:value-type="float">
            <text:p>0.0025</text:p>
          </table:table-cell>
          <table:table-cell table:style-name="ce8" table:formula="of:=[.E25]*[.G25]" office:value-type="currency" office:currency="EUR" office:value="330.666666666667" calcext:value-type="currency">
            <text:p>€ 330.67</text:p>
          </table:table-cell>
        </table:table-row>
        <table:table-row table:style-name="ro2">
          <table:table-cell office:value-type="string" calcext:value-type="string">
            <text:p>Public To Internal</text:p>
          </table:table-cell>
          <table:table-cell table:style-name="ce8" office:value-type="currency" office:currency="EUR" office:value="1000" calcext:value-type="currency">
            <text:p>€ 1,000.00</text:p>
          </table:table-cell>
          <table:table-cell table:style-name="ce8" office:value-type="currency" office:currency="EUR" office:value="100" calcext:value-type="currency">
            <text:p>€ 100.00</text:p>
          </table:table-cell>
          <table:table-cell table:style-name="ce8" office:value-type="currency" office:currency="EUR" office:value="32" calcext:value-type="currency">
            <text:p>€ 32.00</text:p>
          </table:table-cell>
          <table:table-cell table:style-name="ce8" table:formula="of:=[.B26]/(5*12) + SUM([.C26:.D26])" office:value-type="currency" office:currency="EUR" office:value="148.666666666667" calcext:value-type="currency">
            <text:p>€ 148.67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" calcext:value-type="float">
            <text:p>2</text:p>
          </table:table-cell>
          <table:table-cell table:formula="of:=POWER([.F26];[.G26])" office:value-type="float" office:value="0.0025" calcext:value-type="float">
            <text:p>0.0025</text:p>
          </table:table-cell>
          <table:table-cell table:style-name="ce8" table:formula="of:=[.E26]*[.G26]" office:value-type="currency" office:currency="EUR" office:value="297.333333333333" calcext:value-type="currency">
            <text:p>€ 297.33</text:p>
          </table:table-cell>
        </table:table-row>
        <table:table-row table:style-name="ro2">
          <table:table-cell office:value-type="string" calcext:value-type="string">
            <text:p>Internal</text:p>
          </table:table-cell>
          <table:table-cell table:style-name="ce8" office:value-type="currency" office:currency="EUR" office:value="2000" calcext:value-type="currency">
            <text:p>€ 2,000.00</text:p>
          </table:table-cell>
          <table:table-cell table:style-name="ce8" office:value-type="currency" office:currency="EUR" office:value="100" calcext:value-type="currency">
            <text:p>€ 100.00</text:p>
          </table:table-cell>
          <table:table-cell table:style-name="ce8" office:value-type="currency" office:currency="EUR" office:value="32" calcext:value-type="currency">
            <text:p>€ 32.00</text:p>
          </table:table-cell>
          <table:table-cell table:style-name="ce8" table:formula="of:=[.B27]/(5*12) + SUM([.C27:.D27])" office:value-type="currency" office:currency="EUR" office:value="165.333333333333" calcext:value-type="currency">
            <text:p>€ 165.3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" calcext:value-type="float">
            <text:p>2</text:p>
          </table:table-cell>
          <table:table-cell table:formula="of:=POWER([.F27];[.G27])" office:value-type="float" office:value="0.0025" calcext:value-type="float">
            <text:p>0.0025</text:p>
          </table:table-cell>
          <table:table-cell table:style-name="ce8" table:formula="of:=[.E27]*[.G27]" office:value-type="currency" office:currency="EUR" office:value="330.666666666667" calcext:value-type="currency">
            <text:p>€ 330.67</text:p>
          </table:table-cell>
        </table:table-row>
        <table:table-row table:style-name="ro2">
          <table:table-cell office:value-type="string" calcext:value-type="string">
            <text:p>Internal To Confidential</text:p>
          </table:table-cell>
          <table:table-cell table:style-name="ce8" office:value-type="currency" office:currency="EUR" office:value="1000" calcext:value-type="currency">
            <text:p>€ 1,000.00</text:p>
          </table:table-cell>
          <table:table-cell table:style-name="ce8" office:value-type="currency" office:currency="EUR" office:value="100" calcext:value-type="currency">
            <text:p>€ 100.00</text:p>
          </table:table-cell>
          <table:table-cell table:style-name="ce8" office:value-type="currency" office:currency="EUR" office:value="32" calcext:value-type="currency">
            <text:p>€ 32.00</text:p>
          </table:table-cell>
          <table:table-cell table:style-name="ce8" table:formula="of:=[.B28]/(5*12) + SUM([.C28:.D28])" office:value-type="currency" office:currency="EUR" office:value="148.666666666667" calcext:value-type="currency">
            <text:p>€ 148.67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" calcext:value-type="float">
            <text:p>2</text:p>
          </table:table-cell>
          <table:table-cell table:formula="of:=POWER([.F28];[.G28])" office:value-type="float" office:value="0.0025" calcext:value-type="float">
            <text:p>0.0025</text:p>
          </table:table-cell>
          <table:table-cell table:style-name="ce8" table:formula="of:=[.E28]*[.G28]" office:value-type="currency" office:currency="EUR" office:value="297.333333333333" calcext:value-type="currency">
            <text:p>€ 297.33</text:p>
          </table:table-cell>
        </table:table-row>
        <table:table-row table:style-name="ro2">
          <table:table-cell office:value-type="string" calcext:value-type="string">
            <text:p>Confidential</text:p>
          </table:table-cell>
          <table:table-cell table:style-name="ce8" office:value-type="currency" office:currency="EUR" office:value="2000" calcext:value-type="currency">
            <text:p>€ 2,000.00</text:p>
          </table:table-cell>
          <table:table-cell table:style-name="ce8" office:value-type="currency" office:currency="EUR" office:value="100" calcext:value-type="currency">
            <text:p>€ 100.00</text:p>
          </table:table-cell>
          <table:table-cell table:style-name="ce8" office:value-type="currency" office:currency="EUR" office:value="32" calcext:value-type="currency">
            <text:p>€ 32.00</text:p>
          </table:table-cell>
          <table:table-cell table:style-name="ce8" table:formula="of:=[.B29]/(5*12) + SUM([.C29:.D29])" office:value-type="currency" office:currency="EUR" office:value="165.333333333333" calcext:value-type="currency">
            <text:p>€ 165.3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" calcext:value-type="float">
            <text:p>2</text:p>
          </table:table-cell>
          <table:table-cell table:formula="of:=POWER([.F29];[.G29])" office:value-type="float" office:value="0.0025" calcext:value-type="float">
            <text:p>0.0025</text:p>
          </table:table-cell>
          <table:table-cell table:style-name="ce8" table:formula="of:=[.E29]*[.G29]" office:value-type="currency" office:currency="EUR" office:value="330.666666666667" calcext:value-type="currency">
            <text:p>€ 330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5:44:08.261896906</meta:creation-date>
    <meta:generator>LibreOffice/4.3.5.2.0$Linux_X86_64 LibreOffice_project/430m0$Build-2</meta:generator>
    <dc:date>2015-01-19T17:05:25.726648268</dc:date>
    <meta:editing-duration>PT1H21M4S</meta:editing-duration>
    <meta:editing-cycles>25</meta:editing-cycles>
    <meta:document-statistic meta:table-count="1" meta:cell-count="159" meta:object-count="0"/>
  </office:meta>
</office:document-meta>
</file>